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e36f" officeooo:paragraph-rsid="001fe36f"/>
    </style:style>
    <style:style style:name="P2" style:family="paragraph" style:parent-style-name="Standard">
      <style:text-properties officeooo:paragraph-rsid="001fe36f"/>
    </style:style>
    <style:style style:name="P3" style:family="paragraph" style:parent-style-name="Standard">
      <style:text-properties officeooo:rsid="002316a2" officeooo:paragraph-rsid="002316a2"/>
    </style:style>
    <style:style style:name="P4" style:family="paragraph" style:parent-style-name="Standard" style:list-style-name="L2">
      <style:text-properties officeooo:rsid="002316a2" officeooo:paragraph-rsid="002316a2"/>
    </style:style>
    <style:style style:name="P5" style:family="paragraph" style:parent-style-name="Standard">
      <style:text-properties officeooo:rsid="00238fb8" officeooo:paragraph-rsid="00238fb8"/>
    </style:style>
    <style:style style:name="P6" style:family="paragraph" style:parent-style-name="Standard">
      <style:text-properties officeooo:rsid="00268efb" officeooo:paragraph-rsid="00268efb"/>
    </style:style>
    <style:style style:name="P7" style:family="paragraph" style:parent-style-name="Standard">
      <style:text-properties officeooo:paragraph-rsid="002316a2"/>
    </style:style>
    <style:style style:name="P8" style:family="paragraph" style:parent-style-name="Standard" style:list-style-name="L2">
      <style:paragraph-properties fo:break-before="page"/>
      <style:text-properties officeooo:paragraph-rsid="002316a2"/>
    </style:style>
    <style:style style:name="T1" style:family="text">
      <style:text-properties officeooo:rsid="001fe36f"/>
    </style:style>
    <style:style style:name="T2" style:family="text">
      <style:text-properties officeooo:rsid="00216d54"/>
    </style:style>
    <style:style style:name="T3" style:family="text">
      <style:text-properties officeooo:rsid="002316a2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officeooo:rsid="00241a92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officeooo:rsid="00268efb"/>
    </style:style>
    <style:style style:name="T8" style:family="text">
      <style:text-properties officeooo:rsid="0027510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Introduce the doc :</text:p>
      <text:p text:style-name="P1"/>
      <text:p text:style-name="P1">Interview</text:p>
      <text:p text:style-name="P1"/>
      <text:p text:style-name="P1"/>
      <text:p text:style-name="P1">2) What was discovered in Canada and how did canadians react ?</text:p>
      <text:p text:style-name="P1"/>
      <text:p text:style-name="P1">2<text:span text:style-name="T7">15</text:span> dead children's graves <text:span text:style-name="T2"><text:s/>in the Chemawa Cemetery, near Salem, Oregon with mosty no names on them.</text:span></text:p>
      <text:p text:style-name="P6">People demanded goverment action / honoured the lost children</text:p>
      <text:p text:style-name="P1"/>
      <text:p text:style-name="P1"/>
      <text:p text:style-name="P1"/>
      <text:p text:style-name="P1">3) How common were boarding schools in Canada ?</text:p>
      <text:p text:style-name="P1"/>
      <text:p text:style-name="P6">More than 150 such institutions in Canada tht existed for more than a century</text:p>
      <text:p text:style-name="P6"/>
      <text:p text:style-name="P6"/>
      <text:p text:style-name="P1"/>
      <text:p text:style-name="P1">4) Where and why were boarding schools created ?</text:p>
      <text:p text:style-name="P1"/>
      <text:p text:style-name="P6">Started in the US</text:p>
      <text:p text:style-name="P6">Settlers needed to get rid of native americans</text:p>
      <text:p text:style-name="P6">Exterminating them was too expensive </text:p>
      <text:p text:style-name="P6">Solution : assimilation</text:p>
      <text:p text:style-name="P1"/>
      <text:p text:style-name="P1"/>
      <text:p text:style-name="P1"/>
      <text:p text:style-name="P1">5) What was the goal of boarding schools ans how was this achieved ?</text:p>
      <text:p text:style-name="P1"/>
      <text:p text:style-name="P1">Turn indians into "americans" that could "participate in capitalism"<text:span text:style-name="T3">, mostly by converting them to Christianity and teaching them English</text:span></text:p>
      <text:p text:style-name="P1"/>
      <text:p text:style-name="P1"/>
      <text:p text:style-name="P1"/>
      <text:p text:style-name="P1">6) Did Native families decide to send their children to boarding schools ? How old were the children?</text:p>
      <text:p text:style-name="P1"/>
      <text:p text:style-name="P3">No, the children were forcibly removed from their families.<text:span text:style-name="T8"> Sometimes as young as the age of 5.</text:span></text:p>
      <text:p text:style-name="P1"/>
      <text:p text:style-name="P1"/>
      <text:p text:style-name="P1">7) Who as Richard Pratt and what was his philosophy ?</text:p>
      <text:p text:style-name="P1"/>
      <text:p text:style-name="P7"><text:span text:style-name="T3">A </text:span><text:span text:style-name="T8">Lieutenant in the American Army</text:span><text:span text:style-name="T3">, his philosophy was "Kill the Indian, save the man"</text:span></text:p>
      <text:p text:style-name="P1"/>
      <text:p text:style-name="P1"/>
      <text:p text:style-name="P1">8) Who is Marsha Small and what did she find ?</text:p>
      <text:p text:style-name="P1"/>
      <text:p text:style-name="P2"><text:span text:style-name="T1">she found quite a number of chidren's graves that weren't </text:span><text:span text:style-name="T8">documented</text:span></text:p>
      <text:p text:style-name="P1"/>
      <text:list xml:id="list3482634292" text:style-name="L2">
        <text:list-item>
          <text:p text:style-name="P8">Ca<text:span text:style-name="T4">na</text:span>dians</text:p>
        </text:list-item>
        <text:list-item>
          <text:p text:style-name="P4">In<text:span text:style-name="T4">di</text:span>genous</text:p>
        </text:list-item>
        <text:list-item>
          <text:p text:style-name="P4"><text:span text:style-name="T4">Ca</text:span>nada</text:p>
        </text:list-item>
        <text:list-item>
          <text:p text:style-name="P4"><text:span text:style-name="T4">A</text:span>ctually</text:p>
        </text:list-item>
        <text:list-item>
          <text:p text:style-name="P4"><text:span text:style-name="T4">Pro</text:span>blem</text:p>
        </text:list-item>
        <text:list-item>
          <text:p text:style-name="P4">Ex<text:span text:style-name="T4">pen</text:span>sive</text:p>
        </text:list-item>
        <text:list-item>
          <text:p text:style-name="P4"><text:span text:style-name="T4">In</text:span>dian</text:p>
        </text:list-item>
        <text:list-item>
          <text:p text:style-name="P4">A<text:span text:style-name="T4">me</text:span>ricans</text:p>
        </text:list-item>
        <text:list-item>
          <text:p text:style-name="P4"><text:span text:style-name="T4">Do</text:span>cument</text:p>
        </text:list-item>
        <text:list-item>
          <text:p text:style-name="P4">Insti<text:span text:style-name="T4">tu</text:span>tion</text:p>
        </text:list-item>
        <text:list-item>
          <text:p text:style-name="P4">Tra<text:span text:style-name="T4">di</text:span>tion</text:p>
        </text:list-item>
        <text:list-item>
          <text:p text:style-name="P4">Des<text:span text:style-name="T4">tru</text:span><text:span text:style-name="T6">c</text:span>tion</text:p>
        </text:list-item>
        <text:list-item>
          <text:p text:style-name="P4">Sepa<text:span text:style-name="T4">ra</text:span>tion</text:p>
        </text:list-item>
      </text:list>
      <text:p text:style-name="P3"/>
      <text:p text:style-name="P5">Words ending in -tion have their main stress on the syllable before this suffix <text:span text:style-name="T5">(the penultimate one)</text:span>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2T12:31:18.492790986</meta:creation-date>
    <meta:generator>LibreOffice/6.4.7.2$Linux_X86_64 LibreOffice_project/40$Build-2</meta:generator>
    <dc:date>2021-10-22T13:43:46.288321846</dc:date>
    <meta:editing-duration>PT8M55S</meta:editing-duration>
    <meta:editing-cycles>4</meta:editing-cycles>
    <meta:document-statistic meta:table-count="0" meta:image-count="0" meta:object-count="0" meta:page-count="2" meta:paragraph-count="34" meta:word-count="255" meta:character-count="1429" meta:non-whitespace-character-count="1219"/>
  </office:meta>
</office:document-meta>
</file>